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caseErrorHandler.UsecaseErrorHandler( AbstractUsecase usec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caseErrorHandler.print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